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5b3d9"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8acaa"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use-window-font-color="true" style:font-name="Times New Roman" fo:font-size="12pt" fo:language="es" fo:country="ES" officeooo:rsid="0046494b" officeooo:paragraph-rsid="0046494b" style:font-name-asian="Times New Roman1" style:font-size-asian="12pt" style:font-name-complex="Times New Roman1" style:font-size-complex="12pt"/>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P13" style:family="paragraph" style:parent-style-name="Standard">
      <style:paragraph-properties fo:text-align="justify" style:justify-single-word="false"/>
      <style:text-properties style:use-window-font-color="true" style:font-name="Times New Roman" fo:font-size="12pt" fo:language="es" fo:country="ES" fo:font-weight="normal" officeooo:rsid="0046494b" officeooo:paragraph-rsid="0046494b"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1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1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1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paragraph-rsid="00448774" style:font-name-asian="Times New Roman1" style:font-size-asian="12pt" style:font-name-complex="Times New Roman1" style:font-size-complex="12pt"/>
    </style:style>
    <style:style style:name="P18"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19"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rsid="0054adc9" officeooo:paragraph-rsid="0054adc9" style:font-name-asian="Times New Roman1" style:font-size-asian="12pt" style:font-weight-asian="bold" style:font-name-complex="Times New Roman1" style:font-size-complex="12pt" style:font-weight-complex="bold"/>
    </style:style>
    <style:style style:name="P20"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normal" officeooo:rsid="004b02ba" officeooo:paragraph-rsid="004b02ba" style:font-name-asian="Times New Roman1" style:font-size-asian="12pt" style:font-weight-asian="normal" style:font-name-complex="Times New Roman1" style:font-size-complex="12pt" style:font-weight-complex="normal"/>
    </style:style>
    <style:style style:name="P21"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normal" officeooo:rsid="00537e18" officeooo:paragraph-rsid="00537e18" style:font-name-asian="Times New Roman1" style:font-size-asian="12pt" style:font-weight-asian="normal" style:font-name-complex="Times New Roman1" style:font-size-complex="12pt" style:font-weight-complex="normal"/>
    </style:style>
    <style:style style:name="P22"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officeooo:paragraph-rsid="002577f1" style:font-name-asian="Times New Roman1" style:font-size-asian="12pt" style:font-name-complex="Times New Roman1" style:font-size-complex="12pt"/>
    </style:style>
    <style:style style:name="P2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officeooo:rsid="0046494b" officeooo:paragraph-rsid="0046494b" style:font-name-asian="Times New Roman1" style:font-size-asian="12pt" style:font-name-complex="Times New Roman1" style:font-size-complex="12pt"/>
    </style:style>
    <style:style style:name="P2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25"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2493b"/>
    </style:style>
    <style:style style:name="P26"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7"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2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rsid="0042493b" officeooo:paragraph-rsid="0042493b" style:font-name-asian="Times New Roman1" style:font-size-asian="12pt" style:font-name-complex="Times New Roman1" style:font-size-complex="12pt"/>
    </style:style>
    <style:style style:name="P2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3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8acaa" style:font-name-asian="Times New Roman1" style:font-size-asian="12pt" style:font-name-complex="Times New Roman1" style:font-size-complex="12pt"/>
    </style:style>
    <style:style style:name="P3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3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5b3d9" style:font-name-asian="Times New Roman1" style:font-size-asian="12pt" style:font-name-complex="Times New Roman1" style:font-size-complex="12pt"/>
    </style:style>
    <style:style style:name="P3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rsid="00479e8b" officeooo:paragraph-rsid="00479e8b" style:font-name-asian="Times New Roman1" style:font-size-asian="12pt" style:font-name-complex="Times New Roman1" style:font-size-complex="12pt"/>
    </style:style>
    <style:style style:name="P3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405bf1" style:font-name-asian="Times New Roman1" style:font-size-asian="12pt" style:font-weight-asian="bold" style:font-name-complex="Times New Roman1" style:font-size-complex="12pt" style:font-weight-complex="bold"/>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495bd0" style:font-name-asian="Times New Roman1" style:font-size-asian="12pt" style:font-weight-asian="bold" style:font-name-complex="Times New Roman1" style:font-size-complex="12pt" style:font-weight-complex="bold"/>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479e8b" officeooo:paragraph-rsid="00479e8b" style:font-name-asian="Times New Roman1" style:font-size-asian="12pt" style:font-weight-asian="bold" style:font-name-complex="Times New Roman1" style:font-size-complex="12pt" style:font-weight-complex="bold"/>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479e8b" officeooo:paragraph-rsid="00495bd0" style:font-name-asian="Times New Roman1" style:font-size-asian="12pt" style:font-weight-asian="bold" style:font-name-complex="Times New Roman1" style:font-size-complex="12pt" style:font-weight-complex="bold"/>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paragraph-rsid="00405bf1" style:font-name-asian="Times New Roman1" style:font-size-asian="12pt" style:font-weight-asian="normal" style:font-name-complex="Times New Roman1" style:font-size-complex="12pt" style:font-weight-complex="normal"/>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479e8b" officeooo:paragraph-rsid="00479e8b" style:font-name-asian="Times New Roman1" style:font-size-asian="12pt" style:font-weight-asian="normal" style:font-name-complex="Times New Roman1" style:font-size-complex="12pt" style:font-weight-complex="normal"/>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479e8b" officeooo:paragraph-rsid="00495bd0"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580d7" style:font-size-asian="12pt" style:font-name-complex="Times New Roman1" style:font-size-complex="12pt"/>
    </style:style>
    <style:style style:name="P42"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4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479e8b" style:font-name-asian="Times New Roman1" style:font-size-asian="12pt" style:font-name-complex="Times New Roman1" style:font-size-complex="12pt"/>
    </style:style>
    <style:style style:name="P4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rsid="0055fe0f" officeooo:paragraph-rsid="0055fe0f" style:font-name-asian="Times New Roman1" style:font-size-asian="12pt" style:font-name-complex="Times New Roman1" style:font-size-complex="12pt"/>
    </style:style>
    <style:style style:name="P45"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2493b"/>
    </style:style>
    <style:style style:name="P46"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rsid="0056807f" officeooo:paragraph-rsid="0056807f"/>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2493b"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fo:font-weight="bold" officeooo:rsid="0054d5b8"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language="es" fo:country="ES" style:font-name-asian="Times New Roman1" style:font-size-asian="12pt" style:font-name-complex="Times New Roman1" style:font-size-complex="12pt"/>
    </style:style>
    <style:style style:name="T5" style:family="text">
      <style:text-properties style:font-name="Times New Roman" fo:font-size="12pt" fo:language="es" fo:country="ES" officeooo:rsid="0042493b" style:font-name-asian="Times New Roman1" style:font-size-asian="12pt" style:font-name-complex="Times New Roman1" style:font-size-complex="12pt"/>
    </style:style>
    <style:style style:name="T6" style:family="text">
      <style:text-properties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7" style:family="text">
      <style:text-properties officeooo:rsid="001dc494"/>
    </style:style>
    <style:style style:name="T8" style:family="text">
      <style:text-properties officeooo:rsid="001e5373"/>
    </style:style>
    <style:style style:name="T9" style:family="text">
      <style:text-properties officeooo:rsid="00405bf1"/>
    </style:style>
    <style:style style:name="T10" style:family="text">
      <style:text-properties officeooo:rsid="0042493b"/>
    </style:style>
    <style:style style:name="T11" style:family="text">
      <style:text-properties fo:font-weight="bold" style:font-weight-asian="bold" style:font-weight-complex="bold"/>
    </style:style>
    <style:style style:name="T12" style:family="text">
      <style:text-properties fo:font-weight="bold" officeooo:rsid="00448774" style:font-weight-asian="bold" style:font-weight-complex="bold"/>
    </style:style>
    <style:style style:name="T13" style:family="text">
      <style:text-properties officeooo:rsid="0046494b"/>
    </style:style>
    <style:style style:name="T14" style:family="text">
      <style:text-properties officeooo:rsid="00479e8b"/>
    </style:style>
    <style:style style:name="T15" style:family="text">
      <style:text-properties officeooo:rsid="00495bd0"/>
    </style:style>
    <style:style style:name="T16" style:family="text">
      <style:text-properties officeooo:rsid="004cd01d"/>
    </style:style>
    <style:style style:name="T17" style:family="text">
      <style:text-properties officeooo:rsid="004d81d9"/>
    </style:style>
    <style:style style:name="T18" style:family="text">
      <style:text-properties officeooo:rsid="004ee99f"/>
    </style:style>
    <style:style style:name="T19" style:family="text">
      <style:text-properties officeooo:rsid="004f099a"/>
    </style:style>
    <style:style style:name="T20" style:family="text">
      <style:text-properties fo:font-weight="normal" style:font-weight-asian="normal" style:font-weight-complex="normal"/>
    </style:style>
    <style:style style:name="T21" style:family="text">
      <style:text-properties officeooo:rsid="0055fe0f"/>
    </style:style>
    <style:style style:name="T22" style:family="text">
      <style:text-properties officeooo:rsid="005680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Contrato de compraventa de <text:span text:style-name="T10">bien inmueble</text:span></text:p>
      <text:p text:style-name="P14"/>
      <text:p text:style-name="P4">En <text:span text:style-name="T7">id-unid-1</text:span>, a <text:s/><text:span text:style-name="T8">id-unid-2</text:span></text:p>
      <text:p text:style-name="P3"/>
      <text:p text:style-name="P6">REUNIDOS</text:p>
      <text:p text:style-name="P5"/>
      <text:p text:style-name="P5">De una parte,</text:p>
      <text:p text:style-name="P1">id-unid-3</text:p>
      <text:p text:style-name="P24"><text:span text:style-name="T4">En adelante, la </text:span><text:span text:style-name="T5">parte</text:span><text:span text:style-name="T4"> "</text:span><text:span text:style-name="T1">C</text:span><text:span text:style-name="T2">OMPRADORA</text:span><text:span text:style-name="T4">".</text:span></text:p>
      <text:p text:style-name="P26"/>
      <text:p text:style-name="P5">De otra parte,</text:p>
      <text:p text:style-name="P2">id-unid-4</text:p>
      <text:p text:style-name="P24"><text:span text:style-name="T4">En adelante, </text:span><text:span text:style-name="T5">la parte</text:span><text:span text:style-name="T4"> "</text:span><text:span text:style-name="T2">VENDEDORA</text:span><text:span text:style-name="T4">".</text:span></text:p>
      <text:p text:style-name="P26"/>
      <text:p text:style-name="P26"/>
      <text:p text:style-name="P24"><text:span text:style-name="T4">Las partes, COMPRADORA y VENDEDORA, se reconocen recíprocamente capacidad legal suficiente para otorgar el presente contrato, y reunidos en la fecha y lugar del encabezamiento del presente escrito, manifiestan haber acordado formalizar en este documento un </text:span><text:span text:style-name="T1">CONTRATO DE COMPRAVENTA DE BIEN INMUEBLE</text:span><text:span text:style-name="T4">.</text:span></text:p>
      <text:p text:style-name="P26"/>
      <text:p text:style-name="P27"/>
      <text:p text:style-name="P6">EXPONEN</text:p>
      <text:p text:style-name="P29"/>
      <text:p text:style-name="P25"><text:span text:style-name="T1">I. </text:span><text:span text:style-name="T4">Que el Vendedor es dueño de pleno dominio, del siguiente bien inmueble:</text:span></text:p>
      <text:p text:style-name="P28"><text:tab/></text:p>
      <text:p text:style-name="P28"><text:tab/>id-unid-5</text:p>
      <text:p text:style-name="P28"/>
      <text:p text:style-name="P25"><text:span text:style-name="T5">A lo largo del presente contrato nos referiremos a éste como el "</text:span><text:span text:style-name="T2">Inmueble</text:span><text:span text:style-name="T5">".</text:span></text:p>
      <text:p text:style-name="P25"><text:span text:style-name="T5"/></text:p>
      <text:p text:style-name="P46"><text:span text:style-name="T2">I</text:span><text:span text:style-name="T1">I.</text:span><text:span text:style-name="T3"> </text:span><text:span text:style-name="T4">id-unid-6</text:span></text:p>
      <text:p text:style-name="P19">III. <text:span text:style-name="T20">id-unid-7</text:span></text:p>
      <text:p text:style-name="P15"><text:span text:style-name="T1">IV. </text:span><text:span text:style-name="T6">En este acto, el VENDEDOR deja constancia de que el inmueble:</text:span></text:p>
      <text:p text:style-name="P21">id-unid-8</text:p>
      <text:p text:style-name="P21">id-unid-9</text:p>
      <text:p text:style-name="P21">id-dec-10</text:p>
      <text:p text:style-name="P21"><text:soft-page-break/>id-dec-11</text:p>
      <text:p text:style-name="P41"/>
      <text:p text:style-name="P15"><text:span text:style-name="T1">VI. </text:span><text:span text:style-name="T4">La parte VENDEDORA está interesada en la venta del inmueble anteriormente descrito, y estando el la parte COMPRADORA interesada en comprarlo bajo los términos y condiciones que se regularán en el presente contrato.</text:span></text:p>
      <text:p text:style-name="P17"><text:span text:style-name="T11">VI</text:span><text:span text:style-name="T12">I</text:span><text:span text:style-name="T11">. </text:span>En virtud de lo expuesto, ambas partes, libre, espontáneamente y de común acuerdo, otorgan el presente <text:span text:style-name="T11">CONTRATO DE COMPRAVENTA </text:span><text:span text:style-name="T12">id-unid-0</text:span></text:p>
      <text:p text:style-name="P17"/>
      <text:p text:style-name="P6">CLÁUSULAS</text:p>
      <text:p text:style-name="P5"/>
      <text:p text:style-name="P7">PRIMERA. OBJETO</text:p>
      <text:p text:style-name="P11">idunid0-extra-1</text:p>
      <text:p text:style-name="P11">id-dec-12</text:p>
      <text:p text:style-name="P12">El traspaso de la propiedad sobre el Inmueble se producirá en el momento del otorgamiento de la escritura pública de compraventa ante Notario.</text:p>
      <text:p text:style-name="P12">La parte COMPRADORA manifiesta conocer perfectamente el objeto de la compraventa, adquiriendo en inmueble objeto de transmisión como cosa cierta, por lo que cualquier diferencia relativa a mayor o menor cabida de la misma que pudiera apreciarse en una posterior medición, no tendrá efecto alguno, acordando las partes no tener nada que pedir, ni reclamarse por tal cuestión.</text:p>
      <text:p text:style-name="P12"/>
      <text:p text:style-name="P7">SEGUNDA. <text:span text:style-name="T13">PRECIO Y FORMA DE PAGO</text:span></text:p>
      <text:p text:style-name="P22">El precio del inmueble objeto de la compraventa asciende a un valor de <text:span text:style-name="T13">iddec13-precioAletras</text:span> (<text:span text:style-name="T13">id-dec-13</text:span> €), sin incluir el Impuesto sobre el Valor Añadido (I.V.A.), I.G.I.C. si el contrato tuviera lugar en las Islas Canarias o el impuesto correspondiente a aplicar en el caso de encontrarnos en Ceuta o Melilla. </text:p>
      <text:p text:style-name="P23">id-dec-14</text:p>
      <text:p text:style-name="P20">idunid0-extra-3</text:p>
      <text:p text:style-name="P8">TERCERA. <text:span text:style-name="T13">INTERESES DE DEMORA</text:span></text:p>
      <text:p text:style-name="P32">Si la parte COMPRADORA se retrasase en cualquiera de los pagos pactados en este contrato, en aras del artículo 1101 del Código Civil, se le sumará al precio de venta el importe resultante de los intereses de demora.</text:p>
      <text:p text:style-name="P32">Las partes acuerdan que, el tipo de interés moratorio será igual al tipo de referencia o de refinanciación semestral del Banco Central Europeo en vigor a 1 de enero para el primer <text:soft-page-break/>semestre del año correspondiente, y a 1 de julio para el segundo semestre del año correspondiente.</text:p>
      <text:p text:style-name="P32">El tipo de interés moratorio será calculado sobre la cantidad debida sin IVA (o el impuesto correspondiente en caso de que el presente contrato se firmara en las Islas Canarias, Ceuta o Melilla). Los intereses moratorios son exigibles <text:span text:style-name="T13">idunid0-extra-2</text:span></text:p>
      <text:p text:style-name="P13"/>
      <text:p text:style-name="P9">CUARTA. <text:span text:style-name="T14">ESCRITURA PÚBLICA Y TRANSMISIÓN <text:s/>DE LA PROPIEDAD</text:span></text:p>
      <text:p text:style-name="P30">La presente compraventa se formalizará en escritura pública dentro de los treinta días posteriores a la firma del presente contrato.</text:p>
      <text:p text:style-name="P30">De conformidad con el artículos 5 del Real Decreto 515/1989, la elección de la Notaría ante la cual debe otorgarse la escritura pública, le corresponde a la parte COMPRADORA. Esta elección deberá ser notificada a la parte VENDEDORA al menos siete días naturales antes de la fecha de otorgamiento de la escritura.</text:p>
      <text:p text:style-name="P30"/>
      <text:p text:style-name="P10">QUINTA. OBLIGACIONES DE LA PARTE <text:span text:style-name="T14">VENDEDORA</text:span></text:p>
      <text:p text:style-name="P31">Las obligaciones de la parte VENDEDORA serán las siguientes, </text:p>
      <text:p text:style-name="P31">1.- Entregar el inmueble en la fecha y forma acordada en el presente contrato.</text:p>
      <text:p text:style-name="P31">2.- Al saneamiento por evección (éste responderá frente al Comprador de la posesión legal y pacífica del Inmueble, de acuerdo a lo establecido en los artículos 1461 y 1474 y siguientes del Código Civil).</text:p>
      <text:p text:style-name="P43"><text:span text:style-name="T14">3</text:span>.- Poner en conocimiento de la parte <text:span text:style-name="T17">COMPRADORA</text:span> todas las características esenciales del <text:span text:style-name="T16">inmueble</text:span> <text:span text:style-name="T14">idunid0-extra-4</text:span></text:p>
      <text:p text:style-name="P44">id-dec-15</text:p>
      <text:p text:style-name="P10"/>
      <text:p text:style-name="P10">SEXTA. OBLIGACIONES DE LA PARTE <text:span text:style-name="T14">COMPRADORA</text:span></text:p>
      <text:p text:style-name="P31">Las obligaciones de la parte VENDEDORA serán las siguientes, </text:p>
      <text:p text:style-name="P31">1.- El pago del precio del inmueble en la fecha y forma acordada en el presente contrato.</text:p>
      <text:p text:style-name="P31">2.- Recibir el inmueble.</text:p>
      <text:p text:style-name="P31"/>
      <text:p text:style-name="P10">SÉPTIMA. <text:span text:style-name="T14">GARANTÍA</text:span></text:p>
      <text:p text:style-name="P31">Serán de aplicación al inmueble las garantías previstas en el Código <text:span text:style-name="T14">Civilidunid0-extra-5</text:span></text:p>
      <text:p text:style-name="P33"><text:soft-page-break/>id-dec-16</text:p>
      <text:p text:style-name="P33"/>
      <text:p text:style-name="P34"><text:span text:style-name="T9">OCTAVA</text:span>. <text:span text:style-name="T14">INTEGRIDAD DEL CONTRATO</text:span></text:p>
      <text:p text:style-name="P38">Los documentos Anexos y/o adjuntos al presente contrato forman parte o integran el mismo, a todos los efectos legales y son, por tanto, vinculantes para ambas partes.</text:p>
      <text:p text:style-name="P38"/>
      <text:p text:style-name="P34"><text:span text:style-name="T9">NOVENA</text:span>. <text:span text:style-name="T14">RESOLUCIÓN</text:span></text:p>
      <text:p text:style-name="P38">El presente contrato podrá resolverse por:</text:p>
      <text:p text:style-name="P38">1.- Mutua acuerdo entre las partes.</text:p>
      <text:p text:style-name="P38">2.- Incumplimiento de alguna de las obligaciones pactadas en el presente contrato. </text:p>
      <text:p text:style-name="P38">3.- Falta de pago: <text:span text:style-name="T14">id-dec-14</text:span></text:p>
      <text:p text:style-name="P39">4.- El retraso de la parte VENDEDORA en la entrega del Inmueble sobre el/los plazo(s) fijado(s) en el presente contrato.</text:p>
      <text:p text:style-name="P39">Cualquiera de las causas de resolución antedichas dará derecho a la parte que no hubiera incurrido en ella o no la hubiera provocado, reclamar la indemnización de daños y perjuicios derivados de la misma.</text:p>
      <text:p text:style-name="P39"/>
      <text:p text:style-name="P35"><text:span text:style-name="T15">DÉCIMA</text:span>. G<text:span text:style-name="T15">ASTOS E IMPUESTOS</text:span></text:p>
      <text:p text:style-name="P40">Los gastos e impuestos <text:s/>que se deriven de dicho otorgamiento serán satisfechos por las partes con arreglo a la Ley, y por tanto, cada compareciente satisfará la parte de la Notaría que reglamentariamente le corresponda, la parte vendedora el Impuesto Municipal sobre el Incremento del Valor de los Terrenos de Naturaleza Urbana (Plusvalía), y la parte compradora el Impuesto sobre Transmisiones Patrimoniales y Actos Jurídicos Documentados, y los honorarios por la inscripción de la compraventa en el Registro de la Propiedad.</text:p>
      <text:p text:style-name="P40"/>
      <text:p text:style-name="P35"><text:span text:style-name="T15">DECIMOPRIMERA</text:span>. C<text:span text:style-name="T15">OMUNIDAD DE PROPIETARIOS</text:span></text:p>
      <text:p text:style-name="P40">En el caso de que hubiera Comunidad de Propietarios sobre el inmueble objeto de compraventa, la parte COMPRADORA notificará la transmisión del inmueble al Administrador o Administradora y al Presidente o Presidenta de la Comunidad de Propietarios, con el fin de asumir las obligaciones y recibir las notificaciones que le correspondan.</text:p>
      <text:p text:style-name="P35"><text:span text:style-name="T15">DECIMOSEGUNDA</text:span>. <text:span text:style-name="T15">POSESIÓN</text:span></text:p>
      <text:p text:style-name="P40"><text:soft-page-break/>La parte COMPRADORA, manifestando que conoce el estado físico, jurídico y urbanístico de<text:span text:style-name="T15">l inmueble</text:span>, satisfará desde esta fecha todos los gastos que se devenguen tanto por la posesión como por la propiedad de<text:span text:style-name="T15">l inmueble</text:span>.</text:p>
      <text:p text:style-name="P40"/>
      <text:p text:style-name="P36">DECIMO<text:span text:style-name="T15">TERCERA</text:span>. NOTIFICACIONES</text:p>
      <text:p text:style-name="P39">id-unidnew-3</text:p>
      <text:p text:style-name="P39">id-unidnew-4</text:p>
      <text:p text:style-name="P39">Cada una de las Partes puede, por medio de notificación escrita enviada a la otra Parte, cambiar la dirección a la que deban mandarse cualesquiera comunicaciones.</text:p>
      <text:p text:style-name="P39"/>
      <text:p text:style-name="P37">DECIMO<text:span text:style-name="T15">CUARTA</text:span>. <text:span text:style-name="T15">LEGISLACIÓN APLICABLE</text:span></text:p>
      <text:p text:style-name="P40">Con carácter supletorio a lo establecido en el presente contrato se aplicará la normativa <text:span text:style-name="T19">dispuesta</text:span> <text:span text:style-name="T15">idunid0-extra-6</text:span></text:p>
      <text:p text:style-name="P37"/>
      <text:p text:style-name="P37">DECIMO<text:span text:style-name="T18">QUINTA</text:span>. <text:span text:style-name="T15">JURISDICCIÓN</text:span></text:p>
      <text:p text:style-name="P40">Para la resolución de cuantas cuestiones se pudieran derivar de la interpretación y ejecución del presente contrato, las partes se someten expresamente a los Juzgados y Tribunales competentes por razón de la situación del inmueble.</text:p>
      <text:p text:style-name="P15"><text:span text:style-name="T1">Y en prueba de conformidad y aceptación de todo lo establecido</text:span><text:span text:style-name="T4">, ambas Partes firman este contrato en tres ejemplares y a un solo efecto, en el lugar y fecha al comienzo indicados</text:span></text:p>
      <text:p text:style-name="P16"/>
      <text:p text:style-name="P18">LA PARTE VENDEDORA <text:s text:c="51"/>LA PARTE COMPRADORA</text:p>
      <text:p text:style-name="P16"><text:line-break/></text:p>
      <text:p text:style-name="P16"><text:bookmark text:name="_GoBack"/><text:line-break/><text:line-break/><text:line-break/>........................................... <text:s text:c="55"/>...........................................</text:p>
      <text:p text:style-name="P27">________ <text:s text:c="82"/>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EJO ALARCON, J. (JUAN)</meta:initial-creator>
    <meta:editing-cycles>43</meta:editing-cycles>
    <meta:creation-date>2019-11-25T09:28:00</meta:creation-date>
    <dc:date>2020-03-30T19:31:48.004099267</dc:date>
    <meta:editing-duration>P2DT7H50M39S</meta:editing-duration>
    <meta:generator>LibreOffice/6.2.4.2$MacOSX_X86_64 LibreOffice_project/2412653d852ce75f65fbfa83fb7e7b669a126d64</meta:generator>
    <meta:document-statistic meta:table-count="0" meta:image-count="0" meta:object-count="0" meta:page-count="5" meta:paragraph-count="82" meta:word-count="1077" meta:character-count="7209" meta:non-whitespace-character-count="60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